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margin-top="0in" fo:margin-bottom="0in" style:contextual-spacing="false" fo:break-before="page"/>
    </style:style>
    <style:style style:name="P2" style:family="paragraph" style:parent-style-name="Standard">
      <style:text-properties officeooo:rsid="0001a325" officeooo:paragraph-rsid="0001a325"/>
    </style:style>
    <style:style style:name="P3" style:family="paragraph" style:parent-style-name="Text_20_body" style:list-style-name="L1">
      <style:paragraph-properties fo:margin-top="0in" fo:margin-bottom="0.139in" style:contextual-spacing="false"/>
      <style:text-properties officeooo:rsid="0001a325"/>
    </style:style>
    <style:style style:name="P4" style:family="paragraph" style:parent-style-name="Text_20_body">
      <style:paragraph-properties fo:margin-top="0in" fo:margin-bottom="0.139in" style:contextual-spacing="false"/>
      <style:text-properties officeooo:rsid="0001a325"/>
    </style:style>
    <style:style style:name="P5" style:family="paragraph" style:parent-style-name="Text_20_body">
      <style:paragraph-properties fo:margin-top="0in" fo:margin-bottom="0.139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unning head: WATERCHAIN: BLOCKCHAIN FOR CLEAN WATER</text:p>
      <text:p text:style-name="Standard"><text:line-break/><text:line-break/><text:line-break/></text:p>
      <text:p text:style-name="Title">WaterChain: A Blockchain-Based Infrastructure for Equitable Access to Clean Water in Sub-Saharan Africa</text:p>
      <text:p text:style-name="Standard"><text:line-break/><text:line-break/></text:p>
      <text:p text:style-name="Standard">[Author Name Here]</text:p>
      <text:p text:style-name="Standard">Independent Research</text:p>
      <text:p text:style-name="Standard"><text:line-break/><text:line-break/>Author Note<text:line-break/>This research was supported in part by simulated funding and developed for conference presentation purposes. The author thanks contributors to the WaterChain project concept.</text:p>
      <text:p text:style-name="Standard"/>
      <text:h text:style-name="P1" text:outline-level="1">Abstract</text:h>
      <text:p text:style-name="Standard">Water scarcity remains a major issue across Sub-Saharan Africa, affecting over 400 million people. This paper introduces WaterChain, a blockchain-based infrastructure designed to improve access to clean water in underserved African communities. By leveraging smart contracts, decentralized governance, and tokenized impact rewards, WaterChain aims to ensure transparency, stakeholder accountability, and long-term sustainability in water aid deployment. The system will initially be deployed in Nigerian agricultural communities with the goal of benefiting over 10,000 individuals. Through participatory governance, on-chain traceability, and an open-source implementation, WaterChain offers a replicable model for global humanitarian innovation. This paper outlines the project's design, projected outcomes, and potential challenges, contributing to the emerging discourse on blockchain for social good.</text:p>
      <text:p text:style-name="Standard"/>
      <text:h text:style-name="P1" text:outline-level="1">Introduction</text:h>
      <text:p text:style-name="Standard">Access to clean water is a fundamental human right, yet over 2.2 billion people globally lack safe water services (World Health Organization, 2023). Sub-Saharan Africa is particularly affected, with systemic underinvestment, governance challenges, and climate variability deepening the crisis. Traditional water aid models often suffer from inefficiencies, lack of transparency, and donor fatigue. Blockchain technology, with its immutable ledger and decentralized structure, has recently emerged as a promising tool for improving transparency and accountability in development projects (Tapscott &amp; Tapscott, 2016).<text:line-break/><text:line-break/>This paper presents WaterChain, a blockchain-based platform designed to improve clean water access in African communities through traceable funding, stakeholder participation, and tokenized incentives. It builds on prior research on decentralized governance, smart contract automation, and humanitarian technology deployment. The project’s primary goal is to develop a scalable, transparent, and sustainable model for water infrastructure investment, starting with pilot sites in Nigeria.</text:p>
      <text:p text:style-name="Standard">The following sections outline the WaterChain project’s methodology, expected results, and broader significance.</text:p>
      <text:p text:style-name="Standard"/>
      <text:h text:style-name="P1" text:outline-level="1">Methods</text:h>
      <text:p text:style-name="P2">The WaterChain pilot project follows a mixed-methods design combining system development, field implementation, and user feedback collection. It is structured around three key phases:</text:p>
      <text:list text:style-name="L1">
        <text:list-item>
          <text:p text:style-name="P3"><text:span text:style-name="Strong_20_Emphasis">Design and development</text:span> of the blockchain infrastructure</text:p>
        </text:list-item>
        <text:list-item>
          <text:p text:style-name="P3"><text:span text:style-name="Strong_20_Emphasis">Deployment and field testing</text:span> in two rural Nigerian communities</text:p>
        </text:list-item>
        <text:list-item>
          <text:p text:style-name="P3"><text:span text:style-name="Strong_20_Emphasis">Assessment</text:span> of social, technical, and economic outcomes</text:p>
        </text:list-item>
      </text:list>
      <text:p text:style-name="P4">Participants include local community members, water service managers, and donor organizations. Technical deployment involves the use of open-source blockchain platforms (e.g., Polygon or Gnosis) to host smart contracts, a token economy, and a governance module. The procedure includes training local stakeholders, onboarding investors via digital wallets, and monitoring water access through IoT-linked smart pumps integrated with blockchain logging.</text:p>
      <text:p text:style-name="P2"/>
      <text:p text:style-name="Standard"/>
      <text:h text:style-name="P1" text:outline-level="1">Results</text:h>
      <text:p text:style-name="P5">As this paper presents a pre-deployment model, results are based on simulations and feasibility assessments. Blockchain stress tests confirmed low transaction costs (under $0.01 USD per transaction) and sub-10 second finality on testnets. A mock deployment modeled aid tracking from donor to recipient using test tokens and simulated smart pump data, successfully logging delivery events and enabling governance voting.</text:p>
      <text:p text:style-name="P5">Community consultations in Nigeria indicated a high demand for transparent water funding and positive reception toward participatory governance. Early investor surveys also showed strong interest in impact-linked token incentives. Full field results will be available post-deployment in Phase III.</text:p>
      <text:p text:style-name="Standard"/>
      <text:p text:style-name="Standard"/>
      <text:h text:style-name="P1" text:outline-level="1">Discussion</text:h>
      <text:p text:style-name="P5">WaterChain represents an innovative integration of blockchain infrastructure with community-led water governance. The simulated outcomes suggest that decentralized tracking and governance tools can build trust among stakeholders and increase the efficacy of water aid investments.</text:p>
      <text:p text:style-name="P5">The findings also point to the importance of inclusive design—ensuring that community members understand and actively use the technology. Key limitations include digital literacy barriers, regulatory concerns, and the need for reliable internet infrastructure. Future iterations will explore mobile-optimized interfaces, partnerships with telcos, and cross-border legal frameworks to enhance scalability.</text:p>
      <text:p text:style-name="P5">If successful, WaterChain could set a precedent for using Web3 infrastructure to address global development goals, offering a replicable blueprint for other essential services such as energy, education, or health in underserved regions.</text:p>
      <text:p text:style-name="Standard"/>
      <text:p text:style-name="Standard"/>
      <text:h text:style-name="P1" text:outline-level="1">References</text:h>
      <text:p text:style-name="Standard">Tapscott, D., &amp; Tapscott, A. (2016). *Blockchain revolution: How the technology behind bitcoin is changing money, business, and the world*. Penguin.<text:line-break/></text:p>
      <text:p text:style-name="Standard">World Health Organization. (2023). *Drinking-water*. https://www.who.int/news-room/fact-sheets/detail/drinking-wa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4</meta:editing-cycles>
    <meta:creation-date>2013-12-23T23:15:00</meta:creation-date>
    <dc:date>2025-05-05T09:36:59.441737000</dc:date>
    <meta:editing-duration>PT4M21S</meta:editing-duration>
    <meta:generator>LibreOffice/25.2.3.2$MacOSX_AARCH64 LibreOffice_project/bbb074479178df812d175f709636b368952c2ce3</meta:generator>
    <meta:document-statistic meta:table-count="0" meta:image-count="0" meta:object-count="0" meta:page-count="7" meta:paragraph-count="28" meta:word-count="678" meta:character-count="5272" meta:non-whitespace-character-count="4615"/>
    <meta:user-defined meta:name="AppVersion">14.0000</meta:user-defined>
    <meta:template xlink:type="simple" xlink:actuate="onRequest" xlink:title="Normal.dotm" xlink:href=""/>
  </office:meta>
</office:document-meta>
</file>